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691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cm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gr14" style:family="graphic" style:parent-style-name="standard">
      <style:graphic-properties draw:stroke="none" svg:stroke-color="#000000" draw:fill="none" draw:fill-color="#ffffff" fo:min-height="5cm"/>
    </style:style>
    <style:style style:name="gr15" style:family="graphic" style:parent-style-name="standard">
      <style:graphic-properties draw:stroke="none" svg:stroke-color="#000000" draw:fill="none" draw:fill-color="#ffffff" fo:min-height="1.5cm"/>
    </style:style>
    <style:style style:name="gr16" style:family="graphic" style:parent-style-name="standard">
      <style:graphic-properties draw:stroke="none" svg:stroke-color="#000000" draw:fill="none" draw:fill-color="#ffffff" fo:min-height="6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id="id1" draw:layer="layout" svg:width="10cm" svg:height="1cm" svg:x="11cm" svg:y="22.5cm">
          <draw:text-box>
            <text:p text:style-name="P1">{R07, R03, R13, R05, R04, R11}</text:p>
          </draw:text-box>
        </draw:frame>
        <draw:polygon draw:style-name="gr2" draw:text-style-name="P1" draw:layer="layout" svg:width="0cm" svg:height="0cm" svg:x="1.881cm" svg:y="1.96cm" svg:viewBox="0 0 0 0" draw:points="0,0">
          <text:p/>
        </draw:polygon>
        <draw:polygon draw:style-name="gr2" draw:text-style-name="P1" draw:layer="layout" svg:width="0cm" svg:height="0cm" svg:x="5.4cm" svg:y="4.424cm" svg:viewBox="0 0 0 0" draw:points="0,0">
          <text:p/>
        </draw:polygon>
        <draw:custom-shape draw:style-name="gr3" draw:text-style-name="P1" draw:id="id7" draw:layer="layout" svg:width="7cm" svg:height="3.5cm" svg:x="1.5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6.9cm" svg:height="2.927cm" svg:x="1.5cm" svg:y="1cm">
          <draw:text-box>
            <text:p/>
            <text:p><text:s/>Vis on Reisender</text:p>
            <text:p><text:span text:style-name="T1"/></text:p>
            <text:p><text:span text:style-name="T1">Reisender.Geschlecht=M</text:span></text:p>
          </draw:text-box>
        </draw:frame>
        <draw:polygon draw:style-name="gr2" draw:text-style-name="P1" draw:layer="layout" svg:width="0cm" svg:height="0cm" svg:x="13cm" svg:y="17.96cm" svg:viewBox="0 0 0 0" draw:points="0,0">
          <text:p/>
        </draw:polygon>
        <draw:polygon draw:style-name="gr2" draw:text-style-name="P1" draw:layer="layout" svg:width="0cm" svg:height="0cm" svg:x="26.9cm" svg:y="21.148cm" svg:viewBox="0 0 0 0" draw:points="0,0">
          <text:p/>
        </draw:polygon>
        <draw:custom-shape draw:style-name="gr5" draw:text-style-name="P1" draw:id="id6" draw:layer="layout" svg:width="3cm" svg:height="2.5cm" svg:x="8.5cm" svg:y="6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id="id9" draw:layer="layout" svg:width="5cm" svg:height="5cm" svg:x="15.8cm" svg:y="3.276cm">
          <text:p text:style-name="P1">MJoin on</text:p>
          <text:p text:style-name="P1">ReisenderID</text:p>
          <draw:enhanced-geometry svg:viewBox="0 0 21600 21600" draw:type="rectangle" draw:enhanced-path="M 0 0 L 21600 0 21600 21600 0 21600 0 0 Z N"/>
        </draw:custom-shape>
        <draw:custom-shape draw:style-name="gr5" draw:text-style-name="P1" draw:id="id10" draw:layer="layout" svg:width="9.5cm" svg:height="5cm" svg:x="24.8cm" svg:y="3.276cm">
          <text:p text:style-name="P1">Result =<text:line-break/>R04,Doru,Davidovici,Romänisch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id="id8" draw:layer="layout" svg:width="3.5cm" svg:height="2cm" svg:x="3.2cm" svg:y="10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" draw:layer="layout" svg:width="5.5cm" svg:height="2.4cm" svg:x="6.119cm" svg:y="16.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" draw:id="id4" draw:layer="layout" svg:width="1.571cm" svg:height="0.6cm" svg:x="6.119cm" svg:y="18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id="id2" draw:layer="layout" svg:width="1.571cm" svg:height="0.6cm" svg:x="10.048cm" svg:y="18.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4.02cm" svg:height="1.673cm" svg:x="7.019cm" svg:y="17.1cm">
          <draw:text-box>
            <text:p>Merge on<text:line-break/>ReisenderID</text:p>
          </draw:text-box>
        </draw:frame>
        <draw:polygon draw:style-name="gr2" draw:text-style-name="P1" draw:layer="layout" svg:width="0cm" svg:height="0cm" svg:x="32cm" svg:y="20.924cm" svg:viewBox="0 0 0 0" draw:points="0,0">
          <text:p/>
        </draw:polygon>
        <draw:polygon draw:style-name="gr2" draw:text-style-name="P1" draw:layer="layout" svg:width="0cm" svg:height="0cm" svg:x="27.481cm" svg:y="17.96cm" svg:viewBox="0 0 0 0" draw:points="0,0">
          <text:p/>
        </draw:polygon>
        <draw:custom-shape draw:style-name="gr10" draw:text-style-name="P1" draw:layer="layout" svg:width="7cm" svg:height="3.5cm" svg:x="27cm" svg:y="17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id="id11" draw:layer="layout" svg:width="6.9cm" svg:height="3.638cm" svg:x="27.1cm" svg:y="17cm">
          <draw:text-box>
            <text:p/>
            <text:p><text:s/>Vis with Vorname,<text:line-break/> Name on Reisender</text:p>
            <text:p><text:span text:style-name="T1"/></text:p>
            <text:p><text:span text:style-name="T1">Reisender.Geschlecht=M</text:span></text:p>
          </draw:text-box>
        </draw:frame>
        <draw:connector draw:style-name="gr11" draw:text-style-name="P1" draw:layer="layout" svg:x1="16cm" svg:y1="22.5cm" svg:x2="10.833cm" svg:y2="19.5cm" draw:start-shape="id1" draw:start-glue-point="0" draw:end-shape="id2" svg:d="m16000 22500v-1500h-5167v-1500">
          <text:p/>
        </draw:connector>
        <draw:frame draw:style-name="gr12" draw:id="id3" draw:layer="layout" svg:width="9cm" svg:height="1.25cm" svg:x="1.6cm" svg:y="22.5cm">
          <draw:text-box>
            <text:p text:style-name="P1">{R07, R04, R04, R02, R01}</text:p>
          </draw:text-box>
        </draw:frame>
        <draw:connector draw:style-name="gr11" draw:text-style-name="P1" draw:layer="layout" svg:x1="6.1cm" svg:y1="22.5cm" svg:x2="6.904cm" svg:y2="19.5cm" draw:start-shape="id3" draw:start-glue-point="0" draw:end-shape="id4" draw:end-glue-point="2" svg:d="m6100 22500v-1500h804v-1500">
          <text:p/>
        </draw:connector>
        <draw:frame draw:style-name="gr13" draw:layer="layout" svg:width="4cm" svg:height="1.5cm" svg:x="5.4cm" svg:y="14.1cm">
          <draw:text-box>
            <text:p>{R04,R07}</text:p>
          </draw:text-box>
        </draw:frame>
        <draw:connector draw:style-name="gr11" draw:text-style-name="P1" draw:layer="layout" svg:x1="8.87cm" svg:y1="16.5cm" svg:x2="10cm" svg:y2="8.5cm" draw:start-shape="id5" draw:start-glue-point="5" draw:end-shape="id6" svg:d="m8870 16500v-4000h1130v-4000">
          <text:p/>
        </draw:connector>
        <draw:connector draw:style-name="gr11" draw:text-style-name="P1" draw:layer="layout" svg:x1="5cm" svg:y1="4.7cm" svg:x2="4.95cm" svg:y2="10cm" draw:start-shape="id7" draw:start-glue-point="2" draw:end-shape="id8" svg:d="m5000 4700v2651h-50v2649">
          <text:p/>
        </draw:connector>
        <draw:connector draw:style-name="gr11" draw:text-style-name="P1" draw:layer="layout" svg:x1="6.7cm" svg:y1="11cm" svg:x2="8.5cm" svg:y2="7.25cm" draw:start-shape="id8" draw:start-glue-point="10" draw:end-shape="id6" draw:end-glue-point="6" svg:d="m6700 11000h893v-3750h907">
          <text:p/>
        </draw:connector>
        <draw:connector draw:style-name="gr11" draw:text-style-name="P1" draw:layer="layout" svg:x1="11.5cm" svg:y1="7.25cm" svg:x2="15.8cm" svg:y2="5.776cm" draw:start-shape="id6" draw:start-glue-point="8" draw:end-shape="id9" draw:end-glue-point="3" svg:d="m11500 7250h2158v-1474h2142">
          <text:p/>
        </draw:connector>
        <draw:connector draw:style-name="gr11" draw:text-style-name="P1" draw:layer="layout" svg:x1="20.8cm" svg:y1="5.776cm" svg:x2="24.8cm" svg:y2="5.776cm" draw:start-shape="id9" draw:start-glue-point="1" draw:end-shape="id10" draw:end-glue-point="5" svg:d="m20800 5776h4000">
          <text:p/>
        </draw:connector>
        <draw:connector draw:style-name="gr11" draw:text-style-name="P1" draw:layer="layout" draw:line-skew="-2.138cm" svg:x1="30.55cm" svg:y1="17cm" svg:x2="18.3cm" svg:y2="8.276cm" draw:start-shape="id11" draw:start-glue-point="0" draw:end-shape="id9" svg:d="m30550 17000v-6500h-12250v-2224">
          <text:p/>
        </draw:connector>
        <draw:frame draw:style-name="gr14" draw:layer="layout" svg:width="4cm" svg:height="5.25cm" svg:x="1.7cm" svg:y="4.75cm">
          <draw:text-box>
            <text:p>{</text:p>
            <text:p>R02, R03, R04, R05, R06, R08, R09, R10, R13</text:p>
            <text:p>}</text:p>
          </draw:text-box>
        </draw:frame>
        <draw:frame draw:style-name="gr15" draw:layer="layout" svg:width="2.5cm" svg:height="1.75cm" svg:x="11.6cm" svg:y="5.5cm">
          <draw:text-box>
            <text:p>{R04}</text:p>
          </draw:text-box>
        </draw:frame>
        <draw:frame draw:style-name="gr16" draw:text-style-name="P3" draw:layer="layout" svg:width="9.5cm" svg:height="7.361cm" svg:x="19.1cm" svg:y="10.6cm">
          <draw:text-box>
            <text:p text:style-name="P2">{ <text:tab/>R02,Mike,Bannister ;</text:p>
            <text:p text:style-name="P3"><text:s text:c="2"/><text:tab/>R03,Francis,Chichester ;<text:tab/> <text:s/><text:tab/>R04,Doru,Davidovici ;</text:p>
            <text:p text:style-name="P3"><text:tab/>R05,Eugene Burton,Ely ; <text:s/><text:tab/><text:tab/>R06,Charles,Fern ;</text:p>
            <text:p text:style-name="P3"><text:tab/>R08,Ernst,Heinkel ;</text:p>
            <text:p text:style-name="P3"><text:tab/>R09,Tony,Jannus ;<text:tab/> <text:tab/><text:tab/>R10,Algene,Key;</text:p>
            <text:p text:style-name="P3"><text:tab/>R13,Charles,Nungesser </text:p>
            <text:p text:style-name="P3">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11:45:48</dc:date>
    <dc:creator>Callisto </dc:creator>
    <meta:editing-duration>PT01H08M09S</meta:editing-duration>
    <meta:editing-cycles>8</meta:editing-cycles>
    <meta:generator>OpenOffice.org/3.2$Unix OpenOffice.org_project/320m19$Build-9505</meta:generator>
    <meta:document-statistic meta:object-count="32"/>
  </office:meta>
</office:document-meta>
</file>